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4" style:family="table-cell" style:parent-style-name="Default" style:data-style-name="N0">
      <style:table-cell-properties fo:border-bottom="0.06pt solid #4472c4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" style:family="table-cell" style:parent-style-name="Default" style:data-style-name="N0"/>
    <style:style style:name="ce10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89.94mm" svg:x="8.93mm" svg:y="38.51mm">
            <draw:object draw:notify-on-update-of-ranges="Hoja1.B1:Hoj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65mm" svg:y="37.62mm">
            <draw:object draw:notify-on-update-of-ranges="Hoja1.C1:Hoja1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.0500748" calcext:value-type="float">
            <text:p>1,0500748</text:p>
          </table:table-cell>
          <table:table-cell table:style-name="ce10" office:value-type="float" office:value="0.0003271" calcext:value-type="float">
            <text:p>0,0003271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0.4448532" calcext:value-type="float">
            <text:p>0,4448532</text:p>
          </table:table-cell>
          <table:table-cell table:style-name="ce3" office:value-type="float" office:value="0.000319" calcext:value-type="float">
            <text:p>0,000319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.6157705" calcext:value-type="float">
            <text:p>0,6157705</text:p>
          </table:table-cell>
          <table:table-cell table:style-name="ce3" office:value-type="float" office:value="0.0003354" calcext:value-type="float">
            <text:p>0,0003354</text:p>
          </table:table-cell>
          <table:table-cell table:number-columns-repeated="102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134319" calcext:value-type="float">
            <text:p>0,0134319</text:p>
          </table:table-cell>
          <table:table-cell table:style-name="ce3" office:value-type="float" office:value="0.0003236" calcext:value-type="float">
            <text:p>0,0003236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initial-creator>Javi</meta:initial-creator>
    <meta:creation-date>2018-04-22T13:38:26Z</meta:creation-date>
    <dc:date>2019-04-28T23:39:35.352000000</dc:date>
    <meta:editing-duration>PT43S</meta:editing-duration>
    <meta:editing-cycles>1</meta:editing-cycles>
    <meta:document-statistic meta:table-count="1" meta:cell-count="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title svg:x="5.566cm" svg:y="0.369cm" chart:style-name="ch2">
          <text:p>Ejecucion en local 40K</text:p>
        </chart:title>
        <chart:legend chart:legend-position="end" svg:x="12.961cm" svg:y="4.198cm" style:legend-expansion="high" chart:style-name="ch3"/>
        <chart:plot-area chart:style-name="ch4" table:cell-range-address="Hoja1.B1:Hoja1.B4" svg:x="1.33cm" svg:y="1.273cm" svg:width="11.312cm" svg:height="6.562cm">
          <chartooo:coordinate-region svg:x="2.057cm" svg:y="1.473cm" svg:width="10.491cm" svg:height="5.715cm"/>
          <chart:axis chart:dimension="x" chart:name="primary-x" chart:style-name="ch5">
            <chart:title svg:x="5.897cm" svg:y="8.014cm" chart:style-name="ch6">
              <text:p>Nº de Threads</text:p>
            </chart:title>
          </chart:axis>
          <chart:axis chart:dimension="y" chart:name="primary-y" chart:style-name="ch5">
            <chart:title svg:x="0.451cm" svg:y="5.154cm" chart:style-name="ch7">
              <text:p>Tiempo</text:p>
            </chart:title>
            <chart:grid chart:style-name="ch8" chart:class="major"/>
          </chart:axis>
          <chart:series chart:style-name="ch9" chart:values-cell-range-address="Hoja1.B1:Hoja1.B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00748">
                <text:p>1.0500748</text:p>
                <draw:g>
                  <svg:desc>Hoja1.B1:Hoja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8532">
                <text:p>0.4448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7705">
                <text:p>0.615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4319">
                <text:p>0.0134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Ejecucion en local con 15K</text:p>
        </chart:title>
        <chart:legend chart:legend-position="end" svg:x="12.963cm" svg:y="4.201cm" style:legend-expansion="high" chart:style-name="ch3"/>
        <chart:plot-area chart:style-name="ch4" table:cell-range-address="Hoja1.C1:Hoja1.C4" svg:x="1.331cm" svg:y="1.275cm" svg:width="11.312cm" svg:height="6.564cm">
          <chartooo:coordinate-region svg:x="2.984cm" svg:y="1.474cm" svg:width="9.565cm" svg:height="5.718cm"/>
          <chart:axis chart:dimension="x" chart:name="primary-x" chart:style-name="ch5">
            <chart:title svg:x="5.951cm" svg:y="8.019cm" chart:style-name="ch6">
              <text:p>Nº de thread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C1:Hoja1.C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271">
                <text:p>0.0003271</text:p>
                <draw:g>
                  <svg:desc>Hoja1.C1:Hoja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54">
                <text:p>0.0003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236">
                <text:p>0.0003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